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Die Folge </mtext>
            <mfenced open="{" close="}">
              <mrow>
                <mfenced open="∣" close="〉">
                  <mrow>
                    <msub>
                      <mo stretchy="false">α</mo>
                      <mi>n</mi>
                    </msub>
                  </mrow>
                </mfenced>
              </mrow>
            </mfenced>
            <mtext> konvergiert </mtext>
            <mstyle mathvariant="italic">
              <mrow>
                <mtext>stark</mtext>
              </mrow>
            </mstyle>
            <mtext> gegen </mtext>
            <mfenced open="∣" close="〉">
              <mrow>
                <mo stretchy="false">α</mo>
              </mrow>
            </mfenced>
            <mtext>, falls:</mtext>
          </mrow>
        </mtd>
      </mtr>
      <mtr>
        <mtd>
          <mrow>
            <mrow>
              <munder>
                <mi>lim</mi>
                <mrow>
                  <mi>n</mi>
                  <mo stretchy="false">→</mo>
                  <mo stretchy="false">∞</mo>
                </mrow>
              </munder>
              <mrow>
                <mo stretchy="false">∥</mo>
                <mrow>
                  <msub>
                    <mo stretchy="false">α</mo>
                    <mi>n</mi>
                  </msub>
                  <mrow>
                    <mi/>
                    <mo stretchy="false">−</mo>
                    <mi/>
                  </mrow>
                  <mo stretchy="false">α</mo>
                </mrow>
                <mo stretchy="false">∥</mo>
              </mrow>
            </mrow>
            <mrow>
              <mi/>
              <mo stretchy="false">=</mo>
              <mi/>
            </mrow>
            <mn>0</mn>
          </mrow>
        </mtd>
      </mtr>
      <mtr>
        <mtd>
          <mrow>
            <mtext>gilt.</mtext>
          </mrow>
        </mtd>
      </mtr>
    </mtable>
    <annotation encoding="StarMath 5.0">"Die Folge " left lbrace left lline %ialpha _n right rangle right rbrace " konvergiert " ital "stark" " gegen " left lline %ialpha right rangle ", falls:" newline
lim csub{n rightarrow infinity} ldline %ialpha _n `-` %ialpha rdline `=` 0 newline
"gilt.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1:15:21.033000000</meta:creation-date>
    <meta:generator>LibreOffice/4.1.4.2$Windows_x86 LibreOffice_project/0a0440ccc0227ad9829de5f46be37cfb6edcf72</meta:generator>
  </office:meta>
</office:document-meta>
</file>